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Sect1" style:family="section">
      <style:section-properties fo:background-color="#ff00ff" text:dont-balance-text-columns="false" fo:margin-left="1in" fo:margin-right="2in" style:editable="false">
        <style:columns fo:column-count="0" fo:column-gap="0in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0" fo:column-gap="0in"/>
      </style:section-properties>
    </style:style>
  </office:automatic-styles>
  <office:body>
    <office:text>
      <text:section text:style-name="Sect1" text:name="Section1">
        <text:p> this is a section with the name of "Section1" and style-name "Sect1".</text:p>
        <text:p> this is a section with the name of "Section1" and style-name "Sect1".</text:p>
        <text:p> this is a section with the name of "Section1" and style-name "Sect1".</text:p>
      </text:section>
      <text:section text:style-name="Sect2" text:name="Section2" text:protected="true">
        <text:p> this is a section with the name of "Section2" and whose protected attribute is enabled.</text:p>
        <text:p> this is a section with the name of "Section2" and whose protected attribute is enabled.</text:p>
        <text:p> this is a section with the name of "Section2" and whose protected attribute is enable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